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/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menuCategori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ageURL</text:p>
          </table:table-cell>
        </table:table-row>
        <table:table-row table:style-name="ro1">
          <table:table-cell office:value-type="string" calcext:value-type="string">
            <text:p>Dri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nks.jpg</text:p>
          </table:table-cell>
        </table:table-row>
        <table:table-row table:style-name="ro1">
          <table:table-cell office:value-type="string" calcext:value-type="string">
            <text:p>Appetiz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etizers.jpg</text:p>
          </table:table-cell>
        </table:table-row>
        <table:table-row table:style-name="ro1">
          <table:table-cell office:value-type="string" calcext:value-type="string">
            <text:p>Soups &amp; Sala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d.jpg</text:p>
          </table:table-cell>
        </table:table-row>
        <table:table-row table:style-name="ro1">
          <table:table-cell office:value-type="string" calcext:value-type="string">
            <text:p>Kids Mea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sMeal.jpg</text:p>
          </table:table-cell>
        </table:table-row>
        <table:table-row table:style-name="ro1">
          <table:table-cell office:value-type="string" calcext:value-type="string">
            <text:p>Entré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ees.jpg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serts.jpg</text:p>
          </table:table-cell>
        </table:table-row>
      </table:table>
      <table:table table:name="menuSubcategori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tails and Martin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ft B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d B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W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 W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Drin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pé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s d’Oeuvr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s &amp; Dip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essert Canapés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hicken fingers for kids men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rn do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caroni and cheese</text:p>
          </table:table-cell>
        </table:table-row>
      </table:table>
      <table:table table:name="menuItems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imesOrder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/>
        </table:table-row>
        <table:table-row table:style-name="ro1">
          <table:table-cell office:value-type="string" calcext:value-type="string">
            <text:p>Smashing Pumpk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pice and Black Pepper Infused Real McCoy 5yr, Pumpkin Puree, Coconut Cream, Almond Milk, Nutmeg, OJ, Pineapple Juice,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om Mexico with Lo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da Mezcal, Fiorente Elderflower, Lillet, Lime Shrub, Lemon Juice, Lime JuiceThis is a very unique cocktail with unique flavors. It is not for everyone!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zzy Ginger 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 Infused Gin, Triple Sec, Grapefruit Juice, Sparkling Win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ll in Boulevardi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 Cup Rye, Campari, Lazzaroni Maraschino, Cinnamon Infused Sweet Vermouth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ipirinh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chaca, Lime, Simple, Sugar in the Raw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ah's Margari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tico Silver Tequila, Triple Sec, Fresh Citrus Juices, on the Rock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nificent Manhatt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zerac Rye, Carpano Antica, Bitters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use Made Sangri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or White, Your Call...Made to Order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e La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son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d Ligh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der Boy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ress Cider 16oz. [Gluten Free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ckl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alcohol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uinness Draf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PA of the Momen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sonal, local, or hard to find. <text:s/>Ask your server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not Noi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ine Reserve, Sonoma Coas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ot Noi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 Shooter Willamette Valley, Orego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rlo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lo, Paso Robl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rnach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 Rocas, Calatayud, Spai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rdeaux Blend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ux Chateau Brun, Pomerol, Franc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bernet Sauvigno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s, Colchagua Valley, Chi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secc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Marca, DOC, Ital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ampagn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uve Clicquot, Yellow Label, Franc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uvignon Blan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Clair, Marlborough, New Zealan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mille Perrin, Cotes du Rhone, Reseve, Franc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ssert Win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teau Laribotte, Sauternes, Franc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odk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a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quera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ard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quil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on Reposad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and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nessy V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hiske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ian Club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urbon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ke, Sprite, Diet Coke, Fan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mon, Pea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o, Cappuccino, Latte Macchiato, Blac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k, Lem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ushi Rice and Tun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oisin Beef Swiss Roll with Baby Leek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ni Prawn Tacos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moked Salmon Tartare Blini with Lime Mayo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moke Duck with Enoki Mushroom and Thai Asparagus, Sweet Onio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oat’s Cheese Mousse and Fig Tart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eef Croquette with Paprika Sau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rie Tomato Tart with Red Onion Marmalad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ofu Balls with Peanut Sauc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raised Ox Cheeks with Mini Yorkshire Pudding and Horseradish Mas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gels on Horseback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<text:a xlink:href="https://en.wikipedia.org/wiki/Oyster" xlink:type="simple">Oysters</text:a></text:span><text:span text:style-name="T1"> wrapped in </text:span><text:span text:style-name="T1"><text:a xlink:href="https://en.wikipedia.org/wiki/Bacon" xlink:type="simple">bacon</text:a></text:span><text:span text:style-name="T1">, served hot.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ruschett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lled bread rubbed with garlic, and topped with olive oil, salt, pepper, and tomato.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ffalo Wing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-fried and unbreaded chicken wingettes coated in vinegar-based cayenne pepper, hot sauce, and butter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viar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Sturgeon Roe of Caspian and Black Seas.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zzarella Sticks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ongated pieces of battered mozzarella.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achos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tilla chips covered in shredded cheese, salsa, and guacamole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otato Skin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ered with bacon, cheddar cheese, green onions, and sour cream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rimp Cocktail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ed prawns in mayonnaise and tomato dressing, served in a glass.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rudité Platt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d asparagus and zucchini, baby arthichokes, kalamata olives, halved radishes, snap peas, cherry tomatoes, sliced cucumber, and carrot sticks with avocado ranch dressing or hummus on the side.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ogarashi Chips with Toasted Sesame Onion Dip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 fried Idaho potatoes, dusted with salt and chili-centric Japanese togarashi spice mix. <text:s/>Paired with mayo-based dip made with slow roasted Spanish onion, toasted sesame oil, crispy garlic, and Canadian steak seasoning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larified Butter Fried Chips and Cavia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Yukon gold potato chips fried in clarified butter served with whipped créme frâiche deced out with chives – plus Ossetra caviar.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viled Crab Dip with Old Bay Chips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b, cream cheese, aged white cheddar, yellow cheddar, and cayenne covered in breadcrumbs. <text:s/>Old Bay spiced potato chips with pickled vegetables: chilies, onions, okra, cauliflower, and zucchini.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9:00:01.366154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9:02:03.677190462</meta:creation-date>
    <dc:date>2021-10-31T19:48:07.595909823</dc:date>
    <meta:editing-duration>PT35M23S</meta:editing-duration>
    <meta:editing-cycles>7</meta:editing-cycles>
    <meta:generator>LibreOffice/6.4.7.2$Linux_X86_64 LibreOffice_project/40$Build-2</meta:generator>
    <meta:document-statistic meta:table-count="3" meta:cell-count="596" meta:object-count="0"/>
  </office:meta>
</office:document-meta>
</file>